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800009EA6000036282B6DF613.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paragraph-properties fo:text-align="start" style:justify-single-word="false"/>
    </style:style>
    <style:style style:name="P5" style:family="paragraph" style:parent-style-name="Text_20_body">
      <style:text-properties fo:font-size="24pt" fo:language="en" fo:country="US" style:font-size-asian="24pt" style:font-size-complex="24pt"/>
    </style:style>
    <style:style style:name="P6" style:family="paragraph" style:parent-style-name="Text_20_body">
      <style:paragraph-properties fo:text-align="start" style:justify-single-word="false"/>
      <style:text-properties style:font-name="Liberation Sans1" style:font-size-asian="10.5pt"/>
    </style:style>
    <style:style style:name="P7" style:family="paragraph" style:parent-style-name="Text_20_body">
      <style:paragraph-properties fo:text-align="start" style:justify-single-word="false"/>
      <style:text-properties style:font-name="Liberation Sans1" fo:font-weight="normal" style:font-size-asian="10.5pt" style:font-weight-asian="normal" style:font-weight-complex="normal"/>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Heading">
      <style:text-properties fo:font-size="24pt" fo:language="en" fo:country="US" style:font-size-asian="24pt" style:font-size-complex="24pt"/>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fo:text-align="start" style:justify-single-word="false" style:page-number="auto"/>
      <style:text-properties style:font-name="Liberation Sans1" fo:font-weight="bold" style:font-size-asian="10.5pt" style:font-weight-asian="bold" style:font-weight-complex="bold"/>
    </style:style>
    <style:style style:name="P12" style:family="paragraph" style:parent-style-name="Heading" style:master-page-name="First_20_Page">
      <style:paragraph-properties style:page-number="auto"/>
      <style:text-properties fo:font-size="24pt" fo:language="en" fo:country="US" style:font-size-asian="24pt" style:font-size-complex="24pt"/>
    </style:style>
    <style:style style:name="P13" style:family="paragraph" style:parent-style-name="Text_20_body">
      <style:paragraph-properties fo:text-align="start" style:justify-single-word="false"/>
      <style:text-properties style:font-name="Liberation Sans1" fo:font-weight="normal" style:font-size-asian="10.5pt" style:font-weight-asian="normal" style:font-weight-complex="normal"/>
    </style:style>
    <style:style style:name="P14" style:family="paragraph" style:parent-style-name="Text_20_body" style:list-style-name="L1">
      <style:text-properties fo:language="en" fo:country="US"/>
    </style:style>
    <style:style style:name="P15" style:family="paragraph" style:parent-style-name="Heading_20_1">
      <style:text-properties fo:language="de" fo:country="DE"/>
    </style:style>
    <style:style style:name="P16" style:family="paragraph" style:parent-style-name="Heading_20_1" style:master-page-name="Standard">
      <style:paragraph-properties style:page-number="1"/>
      <style:text-properties fo:language="de" fo:country="DE"/>
    </style:style>
    <style:style style:name="P17" style:family="paragraph" style:parent-style-name="Heading_20_1">
      <style:paragraph-properties fo:break-before="page"/>
      <style:text-properties fo:language="de" fo:country="DE"/>
    </style:style>
    <style:style style:name="P18" style:family="paragraph" style:parent-style-name="Bibliography_20_1">
      <style:text-properties fo:language="de" fo:country="DE"/>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
      <text:p text:style-name="P9"/>
      <text:p text:style-name="P9">Expose für Masterarbeit:</text:p>
      <text:p text:style-name="P9">Planet-wide diffuse and direct irradiation retrieval using geostationary satellites</text:p>
      <text:p text:style-name="P5"/>
      <text:p text:style-name="P10"/>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P11">Leitung:</text:p>
            <text:p text:style-name="P7">Prof. Dr. J. Bendix</text:p>
            <text:p text:style-name="P7">bendix@staff.uni-marburg.de<text:line-break/>+49 6421 28-24266</text:p>
            <text:p text:style-name="P7">Philipps-Universität Marburg<text:line-break/>Masterarbeit</text:p>
          </table:table-cell>
          <table:table-cell table:style-name="Table1.A1" office:value-type="string">
            <text:p text:style-name="P8">Autor:</text:p>
            <text:p text:style-name="P6">B.Sc. Daniel Lee<text:line-break/>Matrikelnummer: 2194295<text:line-break/>Hauptfach: Geographie (M.Sc.)<text:line-break/>Nebenfach: Informatik</text:p>
            <text:p text:style-name="P4"><text:span text:style-name="T9">Lee@isi-solutions.org</text:span><text:line-break/>+49 176 612 77269<text:line-break/>Friedrich-Naumann-Str. 11<text:line-break/>35037 Marburg</text:p>
            <text:p text:style-name="P4"/>
          </table:table-cell>
        </table:table-row>
      </table:table>
      <text:p text:style-name="P4"/>
      <text:h text:style-name="P16" text:outline-level="1">Einleitung: Solareinstrahlung und Satelliten</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ez8BKsF8S4"/><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ez8BKsF8S4"/><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Hammer 2001)<text:reference-mark-end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7N7Apv5cMk"/>(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7N7Apv5cMk"/><text:span text:style-name="T3">.</text:span></text:p>
      <text:h text:style-name="P15" text:outline-level="1">Fragestellung und Zielsetzung</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Hammer 2001)<text:reference-mark-end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jeVJMtT1T1"/>(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jeVJMtT1T1"/><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15" text:outline-level="1">Methoden und Datenquellen</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BaVd0VOgZ"/>(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BaVd0VOgZ"/><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text:soft-page-break/>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3">Nach der Erstellung des globalen Datensatzes werden die Daten mit ähnlichen globalen Daten­sätzen (ISCCP, GEWEX und ERA-Interim) verglichen und durch Stationsmessungen des BSRN-Netzwerks validiert.</text:p>
      <text:h text:style-name="P17" text:outline-level="1">Vorläufige Gliederung</text:h>
      <text:list xml:id="list191935778" text:style-name="L1">
        <text:list-item>
          <text:p text:style-name="P14">Introduction</text:p>
          <text:list>
            <text:list-item>
              <text:p text:style-name="P14">Requirements for ECVs (Essential Climate Variables)</text:p>
            </text:list-item>
            <text:list-item>
              <text:p text:style-name="P14">Research intent</text:p>
            </text:list-item>
          </text:list>
        </text:list-item>
        <text:list-item>
          <text:p text:style-name="P14">Previous research</text:p>
          <text:list>
            <text:list-item>
              <text:p text:style-name="P14">Measurements</text:p>
              <text:list>
                <text:list-item>
                  <text:p text:style-name="P14">Ground based measurements</text:p>
                </text:list-item>
                <text:list-item>
                  <text:p text:style-name="P14">Satellite based retrieval</text:p>
                </text:list-item>
                <text:list-item>
                  <text:p text:style-name="P14">Model simulation</text:p>
                </text:list-item>
              </text:list>
            </text:list-item>
            <text:list-item>
              <text:p text:style-name="P14">Available data</text:p>
              <text:list>
                <text:list-item>
                  <text:p text:style-name="P14">Ground based data sets</text:p>
                </text:list-item>
                <text:list-item>
                  <text:p text:style-name="P14">Satellite based data sets</text:p>
                </text:list-item>
                <text:list-item>
                  <text:p text:style-name="P14">Model based data sets</text:p>
                </text:list-item>
              </text:list>
            </text:list-item>
          </text:list>
        </text:list-item>
        <text:list-item>
          <text:p text:style-name="P14">Methods and Data</text:p>
          <text:list>
            <text:list-item>
              <text:p text:style-name="P14">Base data sources and satellite peculiarities</text:p>
            </text:list-item>
            <text:list-item>
              <text:p text:style-name="P14">Validation data sources and peculiarities</text:p>
            </text:list-item>
            <text:list-item>
              <text:p text:style-name="P14">Format conversion</text:p>
            </text:list-item>
            <text:list-item>
              <text:p text:style-name="P14">MAGICSOL</text:p>
            </text:list-item>
            <text:list-item>
              <text:p text:style-name="P14">Validation techniques</text:p>
            </text:list-item>
          </text:list>
        </text:list-item>
        <text:list-item>
          <text:p text:style-name="P14">Results</text:p>
        </text:list-item>
        <text:list-item>
          <text:p text:style-name="P14">Discussion</text:p>
          <text:list>
            <text:list-item>
              <text:p text:style-name="P14">Comparison to other data sets</text:p>
            </text:list-item>
            <text:list-item>
              <text:p text:style-name="P14">Feasibility of expanding temporal coverage</text:p>
            </text:list-item>
            <text:list-item>
              <text:p text:style-name="P14">Feasibility of expanding spatial coverage</text:p>
            </text:list-item>
            <text:list-item>
              <text:p text:style-name="P14">Future data availability</text:p>
            </text:list-item>
          </text:list>
        </text:list-item>
        <text:list-item>
          <text:p text:style-name="P14">Conclusions</text:p>
          <text:list>
            <text:list-item>
              <text:p text:style-name="P14">Possibilities of improvement</text:p>
              <text:list>
                <text:list-item>
                  <text:p text:style-name="P14">Cross-calibration to homogenize data</text:p>
                </text:list-item>
                <text:list-item>
                  <text:p text:style-name="P14">Updates to atmospheric values in MAGIC LUTs</text:p>
                </text:list-item>
              </text:list>
            </text:list-item>
            <text:list-item>
              <text:p text:style-name="P14">Practical uses</text:p>
            </text:list-item>
          </text:list>
        </text:list-item>
        <text:list-item>
          <text:p text:style-name="P14">Appendix</text:p>
          <text:list>
            <text:list-item>
              <text:p text:style-name="P14">Source codes</text:p>
            </text:list-item>
            <text:list-item>
              <text:p text:style-name="P14">Resultant data</text:p>
            </text:list-item>
          </text:list>
        </text:list-item>
      </text:list>
      <text:h text:style-name="P15" text:outline-level="1" text:is-list-header="true"><text:soft-page-break/>Bibliographie</text:h>
      <text:section text:style-name="Sect1" text:name="ZOTERO_BIBL {&quot;custom&quot;:[]} CSL_BIBLIOGRAPHY RNDD3PlPoBVHv">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Calculate Solar Zenith Angle; Time at Sunrise, Local Noon and Sunset; and </text:span><text:span text:style-name="T6">Photosynthetically Available Radiation Based on Date, Time and Location.” </text:span><text:span text:style-name="T5">Northeast Fisheries Science Center Reference Document</text:span><text:span text:style-name="T6"> 11 (14) (August): 10.</text:span></text:p>
        <text:p text:style-name="Bibliography_20_1"><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oft-page-break/><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span text:style-name="MT1"><text:page-number text:select-page="current">6</text:page-number></text:span> von <text:span text:style-name="MT1">6</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2B6DF613.wmf"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19H9M54S</meta:editing-duration>
    <meta:editing-cycles>36</meta:editing-cycles>
    <meta:generator>LibreOffice/3.5$Linux_X86_64 LibreOffice_project/350m1$Build-2</meta:generator>
    <meta:initial-creator>Daniel Lee</meta:initial-creator>
    <dc:date>2012-05-19T19:42:58</dc:date>
    <dc:creator>Daniel Lee</dc:creator>
    <meta:document-statistic meta:table-count="1" meta:image-count="1" meta:object-count="0" meta:page-count="8" meta:paragraph-count="83" meta:word-count="1935" meta:character-count="14352" meta:non-whitespace-character-count="13308"/>
    <meta:user-defined meta:name="Info 1"/>
    <meta:user-defined meta:name="Info 2"/>
    <meta:user-defined meta:name="Info 3"/>
    <meta:user-defined meta:name="Info 4"/>
    <meta:user-defined meta:name="ZOTERO_PREF_1" meta:value-type="string">&lt;data data-version="3" zotero-version="3.0.7"&gt;&lt;session id="lEagTtkd"/&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